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paragraph-properties fo:text-align="justify" style:justify-single-word="false"/>
      <style:text-properties style:font-name="Cambria" fo:language="en" fo:country="US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../general/images/1206.png" xlink:type="simple" xlink:show="embed" xlink:actuate="onLoad"/></draw:frame></text:p>
          </table:table-cell>
          <table:table-cell table:style-name="Table1.B1" office:value-type="string">
            <text:h text:style-name="P8" text:outline-level="1">Определение первого события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2.619cm" draw:z-index="1"><draw:image xlink:href="../../general/images/12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Реализует R<text:span text:style-name="T2">D</text:span>-триггер (приоритет по сбросу), определяющий первое событие (появление фронта) по входным портам с данными <text:span text:style-name="T2">(D-</text:span>порты, то есть 2-ой, 3-ий и последующие порты при их наличии)<text:span text:style-name="T2">.</text:span></text:p>
            <text:p text:style-name="P3">&lt;с<text:span text:style-name="T1">траница справки в разработке</text:span>&gt;</text:p>
            <text:p text:style-name="P4">Блок дискретный. <text:span text:style-name="T1">Является вариантом реализации D-триггера. Запоминает</text:span> какое из событий (л<text:span text:style-name="T1">огическая единица</text:span>), поданное на D-входы, возникло первым. После возникновения события, на соответствующем выходе формируется логическая <text:span text:style-name="T1">единица</text:span> и состояния всех выходов фиксируется до возникновения сигнала сброса R, установка которого сбрасывает все выходы в 0, а снятие возвращает блок в работу. Если одновременно возникло более одного события, то состояние выходов блока не меняется до тех пор, пока на входы не будет действовать только один сигнал, который будет считаться за первый. Количество <text:span text:style-name="T1">входных </text:span>сигнальных портов настраивается в свойствах блока. Е<text:span text:style-name="T1">му соответствует такое же количество выходов. Также всегда присутствует управляющий порт сброса </text:span>R.</text:p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ределение первого события</dc:title>
    <dc:date>2015-04-02T18:02:31.56</dc:date>
    <meta:generator>OpenOffice/4.1.1$Win32 OpenOffice.org_project/411m6$Build-9775</meta:generator>
    <meta:editing-duration>PT2H20M</meta:editing-duration>
    <meta:editing-cycles>116</meta:editing-cycles>
    <dc:creator>Ilya Kubenskiy</dc:creator>
    <meta:document-statistic meta:table-count="1" meta:image-count="2" meta:object-count="0" meta:page-count="1" meta:paragraph-count="9" meta:word-count="141" meta:character-count="1027"/>
  </office:meta>
</office:document-meta>
</file>